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</office:font-face-decls>
  <office:automatic-styles>
    <style:style style:family="text" style:name="ad8db3b">
      <style:text-properties style:font-name="Courier"/>
    </style:style>
    <style:style style:family="paragraph" style:name="P1" style:parent-style-name="Standard"/>
    <style:style style:family="text" style:name="T1">
      <style:text-properties style:text-position="sub 58%"/>
    </style:style>
    <style:style style:family="text" style:name="T2">
      <style:text-properties fo:color="#800000"/>
    </style:style>
    <style:style style:family="text" style:name="T3">
      <style:text-properties fo:color="#800000" style:text-position="sub 58%"/>
    </style:style>
    <style:style style:family="text" style:name="T4">
      <style:text-properties fo:background-color="#ffff00" fo:color="#800000" style:text-position="sub 58%"/>
    </style:style>
    <style:style style:family="text" style:name="a54c84e">
      <style:text-properties fo:color="#800000" style:font-name="Courier"/>
    </style:style>
    <style:style style:family="text" style:name="ad75ade">
      <style:text-properties style:font-name="Courier" style:text-position="sub 58%"/>
    </style:style>
    <style:style style:family="text" style:name="a2150cf">
      <style:text-properties fo:color="#800000" style:font-name="Courier"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54c84e">Co</text:span><text:a xlink:href="http://www.sueddeutsche.de/"><text:span text:style-name="Hyperlink">u<text:a text:style-name="Internet_20_link" text:visited-style-name="Visited_20_Internet_20_Link" xlink:href="http://www.heise.de/" xlink:type="simple">r</text:a></text:span></text:a><text:span text:style-name="a54c84e"><text:a text:style-name="Internet_20_link" text:visited-style-name="Visited_20_Internet_20_Link" xlink:href="http://www.heise.de/" xlink:type="simple">i</text:a></text:span><text:span text:style-name="ad75ade"><text:a text:style-name="Internet_20_link" text:visited-style-name="Visited_20_Internet_20_Link" xlink:href="http://www.heise.de/" xlink:type="simple">e</text:a>r sub</text:span><text:span text:style-name="a2150cf"><text:a text:style-name="Internet_20_link" text:visited-style-name="Visited_20_Internet_20_Link" xlink:href="http://www.spiegel.de/" xlink:type="simple">s</text:a></text:span><text:a text:style-name="Internet_20_link" text:visited-style-name="Visited_20_Internet_20_Link" xlink:href="http://www.spiegel.de/" xlink:type="simple"><text:span text:style-name="T4">c</text:span></text:a><text:a text:style-name="Internet_20_link" text:visited-style-name="Visited_20_Internet_20_Link" xlink:href="http://www.spiegel.de/" xlink:type="simple"><text:span text:style-name="T3">r</text:span></text:a><text:span text:style-name="T1">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roman" style:font-pitch="variable" style:name="Times New Roman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size-asian="12pt" style:font-size-complex="12pt" style:language-asian="en" style:language-complex="en" style:use-window-font-color="true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country="US" fo:font-size="12pt" fo:language="en" style:country-asian="US" style:country-complex="US" style:font-name="Times New Roman" style:font-name-asian="Arial Unicode MS" style:font-name-complex="Tahoma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textooo="http://openoffice.org/2013/office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dc:date>2019-07-23T14:10:48</dc:date>
    <meta:editing-cycles>6</meta:editing-cycles>
    <meta:editing-duration>PT0.218S</meta:editing-duration>
    <dc:creator>Svante Schubert</dc:creator>
    <meta:document-statistic meta:character-count="17" meta:image-count="0" meta:object-count="0" meta:page-count="1" meta:paragraph-count="1" meta:table-count="0" meta:word-count="2"/>
  </office:meta>
</office:document-meta>
</file>